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dara" svg:font-family="Candar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34.0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dar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Platine JLCPC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casartar/WLAN-Radio2.0/tree/main/Hardware/WLAN-Radio-HAT</text:p>
          </table:table-cell>
        </table:table-row>
        <table:table-row table:style-name="ro1">
          <table:table-cell table:style-name="ce1" office:value-type="string" calcext:value-type="string">
            <text:p>Bauteile LC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c</text:p>
          </table:table-cell>
          <table:table-cell office:value-type="string" calcext:value-type="string">
            <text:p>PCM5100APWR</text:p>
          </table:table-cell>
          <table:table-cell office:value-type="string" calcext:value-type="string">
            <text:p>LCSC#: C131154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lcsc.com/product-detail/_Texas-Instruments-_C131154.html</text:p>
          </table:table-cell>
        </table:table-row>
        <table:table-row table:style-name="ro1">
          <table:table-cell office:value-type="string" calcext:value-type="string">
            <text:p>Linearregler</text:p>
          </table:table-cell>
          <table:table-cell office:value-type="string" calcext:value-type="string">
            <text:p>ADP150AUJZ-3.3-R7</text:p>
          </table:table-cell>
          <table:table-cell office:value-type="string" calcext:value-type="string">
            <text:p>LCSC#: C29149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lcsc.com/product-detail/_Analog-Devices-_C29149.html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CL21A106KPFNNNE</text:p>
          </table:table-cell>
          <table:table-cell office:value-type="string" calcext:value-type="string">
            <text:p>LCSC#: C17024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lcsc.com/product-detail/_Samsung-Electro-Mechanics-_C17024.html</text:p>
          </table:table-cell>
        </table:table-row>
        <table:table-row table:style-name="ro1">
          <table:table-cell office:value-type="string" calcext:value-type="string">
            <text:p>2,2µF</text:p>
          </table:table-cell>
          <table:table-cell office:value-type="string" calcext:value-type="string">
            <text:p>CL21B225KAFNNNE</text:p>
          </table:table-cell>
          <table:table-cell office:value-type="string" calcext:value-type="string">
            <text:p>LCSC#: C191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csc.com/product-detail/_Samsung-Electro-Mechanics-_C19110.html</text:p>
          </table:table-cell>
        </table:table-row>
        <table:table-row table:style-name="ro1">
          <table:table-cell office:value-type="string" calcext:value-type="string">
            <text:p>2,2nF</text:p>
          </table:table-cell>
          <table:table-cell office:value-type="string" calcext:value-type="string">
            <text:p>0805B222K500NT</text:p>
          </table:table-cell>
          <table:table-cell office:value-type="string" calcext:value-type="string">
            <text:p>LCSC#: C3657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csc.com/product-detail/_FH-Guangdong-Fenghua-Advanced-Tech-_C36576.html</text:p>
          </table:table-cell>
        </table:table-row>
        <table:table-row table:style-name="ro1">
          <table:table-cell office:value-type="string" calcext:value-type="string">
            <text:p>470R</text:p>
          </table:table-cell>
          <table:table-cell office:value-type="string" calcext:value-type="string">
            <text:p>0805W8F4700T5E</text:p>
          </table:table-cell>
          <table:table-cell office:value-type="string" calcext:value-type="string">
            <text:p>LCSC#: C177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csc.com/product-detail/_UNI-ROYAL-Uniroyal-Elec-_C17710.html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0805W8F1002T5E</text:p>
          </table:table-cell>
          <table:table-cell office:value-type="string" calcext:value-type="string">
            <text:p>LCSC#: C174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lcsc.com/product-detail/_UNI-ROYAL-Uniroyal-Elec-_C17414.html</text:p>
          </table:table-cell>
        </table:table-row>
        <table:table-row table:style-name="ro1">
          <table:table-cell office:value-type="string" calcext:value-type="string">
            <text:p>Stiftleisten</text:p>
          </table:table-cell>
          <table:table-cell office:value-type="string" calcext:value-type="string">
            <text:p>ZX-PZ2.54-1-40PWZ</text:p>
          </table:table-cell>
          <table:table-cell office:value-type="string" calcext:value-type="string">
            <text:p>LCSC#: C7501294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lcsc.com/product-detail/Pin-Headers_Megastar-ZX-PZ2-54-1-40PWZ_C7501294.html</text:p>
          </table:table-cell>
        </table:table-row>
        <table:table-row table:style-name="ro1">
          <table:table-cell table:style-name="ce1" office:value-type="string" calcext:value-type="string">
            <text:p>Berry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Raspberry Pi Zero WH</text:p>
          </table:table-cell>
          <table:table-cell office:value-type="string" calcext:value-type="string">
            <text:p>Artikel-Nr: RPIZ-W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berrybase.de/raspberry-pi-zero-wh</text:p>
          </table:table-cell>
        </table:table-row>
        <table:table-row table:style-name="ro1">
          <table:table-cell office:value-type="string" calcext:value-type="string">
            <text:p>SD-Card</text:p>
          </table:table-cell>
          <table:table-cell office:value-type="string" calcext:value-type="string">
            <text:p>SanDisk Ultra microSDHC A1 120MB/s Class 10 Speicherkarte + Adapter 32GB</text:p>
          </table:table-cell>
          <table:table-cell office:value-type="string" calcext:value-type="string">
            <text:p>Artikel-Nr: 619659184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berrybase.de/sandisk-ultra-microsdhc-a1-120mb/s-class-10-speicherkarte-adapter-32gb</text:p>
          </table:table-cell>
        </table:table-row>
        <table:table-row table:style-name="ro1">
          <table:table-cell office:value-type="string" calcext:value-type="string">
            <text:p>Netzteil</text:p>
          </table:table-cell>
          <table:table-cell office:value-type="string" calcext:value-type="string">
            <text:p>offizielles Raspberry Pi USB-C Netzteil 5,1V / 3,0A, EU, schwarz</text:p>
          </table:table-cell>
          <table:table-cell office:value-type="string" calcext:value-type="string">
            <text:p>Artikel-Nr: RPI4NT3AB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berrybase.de/offizielles-raspberry-pi-usb-c-netzteil-5-1v/3-0a-eu-schwarz</text:p>
          </table:table-cell>
        </table:table-row>
        <table:table-row table:style-name="ro2">
          <table:table-cell office:value-type="string" calcext:value-type="string">
            <text:p>Jumperkabel kurz</text:p>
          </table:table-cell>
          <table:table-cell table:style-name="ce2" office:value-type="string" calcext:value-type="string">
            <text:p>40pin Jumper / Dupont Kabel Female  Female trennbar 0,20 m</text:p>
          </table:table-cell>
          <table:table-cell table:style-name="ce2" office:value-type="string" calcext:value-type="string">
            <text:p>Artikel-Nr: DUPK-40-FF-20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berrybase.de/40pin-jumper/dupont-kabel-female-female-trennbar</text:p>
          </table:table-cell>
        </table:table-row>
        <table:table-row table:style-name="ro2">
          <table:table-cell office:value-type="string" calcext:value-type="string">
            <text:p>Jumperkabel lang</text:p>
          </table:table-cell>
          <table:table-cell table:style-name="ce2" office:value-type="string" calcext:value-type="string">
            <text:p>40pin Jumper / Dupont Kabel Female  Female trennbar 0,50 m</text:p>
          </table:table-cell>
          <table:table-cell table:style-name="ce2" office:value-type="string" calcext:value-type="string">
            <text:p>Artikel-Nr: DUPK-40-FF-50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berrybase.de/40pin-jumper/dupont-kabel-female-female-trennbar</text:p>
          </table:table-cell>
        </table:table-row>
        <table:table-row table:style-name="ro1">
          <table:table-cell table:style-name="ce1" office:value-type="string" calcext:value-type="string">
            <text:p>Pollin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utsprecher</text:p>
          </table:table-cell>
          <table:table-cell office:value-type="string" calcext:value-type="string">
            <text:p>Lautsprecher, REGAL, 8 Ohm, 3W</text:p>
          </table:table-cell>
          <table:table-cell office:value-type="string" calcext:value-type="string">
            <text:p>94-641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ollin.de/p/lautsprecher-regal-8-ohm-3w-2-stueck-641551</text:p>
          </table:table-cell>
        </table:table-row>
        <table:table-row table:style-name="ro1">
          <table:table-cell table:style-name="ce1" office:value-type="string" calcext:value-type="string">
            <text:p>Amaz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ehknopf</text:p>
          </table:table-cell>
          <table:table-cell office:value-type="string" calcext:value-type="string">
            <text:p>sourcing map 10St Potentiometerknopf Rändelwelle Aluminium Drehknopf Lautstärkeregler Schwarz 10mmx15mm 6mm Welle</text:p>
          </table:table-cell>
          <table:table-cell/>
          <table:table-cell office:value-type="string" calcext:value-type="string">
            <text:p>1/10</text:p>
          </table:table-cell>
          <table:table-cell/>
          <table:table-cell office:value-type="string" calcext:value-type="string">
            <text:p>https://www.amazon.de/dp/B08214YZDS?psc=1&amp;ref=ppx_yo2ov_dt_b_product_details</text:p>
          </table:table-cell>
        </table:table-row>
        <table:table-row table:style-name="ro1">
          <table:table-cell office:value-type="string" calcext:value-type="string">
            <text:p>M2,5 Schrauben</text:p>
          </table:table-cell>
          <table:table-cell office:value-type="string" calcext:value-type="string">
            <text:p>sourcing map M2,5x 12mm Vollgewinde Innensechskantschraube Schraube Silberton 50Stk. </text:p>
          </table:table-cell>
          <table:table-cell/>
          <table:table-cell office:value-type="string" calcext:value-type="string">
            <text:p>4/50</text:p>
          </table:table-cell>
          <table:table-cell/>
          <table:table-cell office:value-type="string" calcext:value-type="string">
            <text:p><text:a xlink:href="https://www.amazon.de/dp/B01D9SF8FG?psc=1&amp;ref=ppx_yo2ov_dt_b_product_details" xlink:type="simple">https://www.amazon.de/dp/B01D9SF8FG?psc=1&amp;ref=ppx_yo2ov_dt_b_product_details</text:a></text:p>
          </table:table-cell>
        </table:table-row>
        <table:table-row table:style-name="ro1">
          <table:table-cell office:value-type="string" calcext:value-type="string">
            <text:p>Buchsenleisten</text:p>
          </table:table-cell>
          <table:table-cell office:value-type="string" calcext:value-type="string">
            <text:p>Akozon Stift Vorsatz Verbindungsstück 5 stücke 2 x 20 Pins 2,54 mt Pitch Weibliche Zweireihige Kurze Pin Header für Raspberry Pi </text:p>
          </table:table-cell>
          <table:table-cell/>
          <table:table-cell office:value-type="string" calcext:value-type="string">
            <text:p>1/5</text:p>
          </table:table-cell>
          <table:table-cell/>
          <table:table-cell office:value-type="string" calcext:value-type="string">
            <text:p>https://www.amazon.de/dp/B07GH1L92Q?psc=1&amp;ref=ppx_yo2ov_dt_b_product_details</text:p>
          </table:table-cell>
        </table:table-row>
        <table:table-row table:style-name="ro1">
          <table:table-cell office:value-type="string" calcext:value-type="string">
            <text:p>M2,5 Abstandbolzen</text:p>
          </table:table-cell>
          <table:table-cell office:value-type="string" calcext:value-type="string">
            <text:p>486Stk M2.5 Abstandshalter Hex Distanzhülsen PCB Board/Platinen Männlich Weiblich Gewinde Abstandsbolzen Schrauben Muttern Messing Hex Schraubenmutter Sortiment Kit für Platine Raspberry Pi Mainboard</text:p>
          </table:table-cell>
          <table:table-cell/>
          <table:table-cell office:value-type="string" calcext:value-type="string">
            <text:p>4/44</text:p>
          </table:table-cell>
          <table:table-cell/>
          <table:table-cell office:value-type="string" calcext:value-type="string">
            <text:p>https://www.amazon.de/dp/B0C1FY87PY?ref=ppx_yo2ov_dt_b_product_details&amp;th=1</text:p>
          </table:table-cell>
        </table:table-row>
        <table:table-row table:style-name="ro1">
          <table:table-cell office:value-type="string" calcext:value-type="string">
            <text:p>M2,5 x 11 Abstandbolzen</text:p>
          </table:table-cell>
          <table:table-cell office:value-type="string" calcext:value-type="string">
            <text:p>MMOBIEL M2.5 Abstandshalter für Raspberry Pi - Sechskant/Messing/Abstandszylinder, Schrauben, Muttern für Minicomputer-Leiterplatten - 11 mm Gehäuse und 6 mm Schraube - Inkl. Schraubendreher </text:p>
          </table:table-cell>
          <table:table-cell/>
          <table:table-cell office:value-type="string" calcext:value-type="string">
            <text:p>4/24</text:p>
          </table:table-cell>
          <table:table-cell/>
          <table:table-cell office:value-type="string" calcext:value-type="string">
            <text:p><text:a xlink:href="https://www.amazon.de/dp/B08M3PN7BT?psc=1&amp;ref=ppx_yo2ov_dt_b_product_details" xlink:type="simple">https://www.amazon.de/dp/B08M3PN7BT?psc=1&amp;ref=ppx_yo2ov_dt_b_product_details</text:a></text:p>
          </table:table-cell>
        </table:table-row>
        <table:table-row table:style-name="ro1">
          <table:table-cell office:value-type="string" calcext:value-type="string">
            <text:p>Verstärker</text:p>
          </table:table-cell>
          <table:table-cell office:value-type="string" calcext:value-type="string">
            <text:p>AZDelivery 5 x PAM8403 digitaler Mini Audio Verstärker 2x 3 Watt DC 5V Leistungsverstärkerplatine mit Potentiometer für DIY Lautsprecher und Kopfhörer inklusive Ebook</text:p>
          </table:table-cell>
          <table:table-cell/>
          <table:table-cell office:value-type="string" calcext:value-type="string">
            <text:p>1/5</text:p>
          </table:table-cell>
          <table:table-cell/>
          <table:table-cell office:value-type="string" calcext:value-type="string">
            <text:p>https://www.amazon.de/dp/B09PL77NCY?ref=ppx_yo2ov_dt_b_product_details&amp;th=1</text:p>
          </table:table-cell>
        </table:table-row>
        <table:table-row table:style-name="ro1">
          <table:table-cell office:value-type="string" calcext:value-type="string">
            <text:p>LCD blau</text:p>
          </table:table-cell>
          <table:table-cell office:value-type="string" calcext:value-type="string">
            <text:p>AZDelivery 5 x HD44780 16x2 LCD Modul Display Bundle mit I2C Schnittstelle 2x16 Zeichen kompatibel mit Arduino und Raspberry Pi inklusive E-Book! (mit Blauem Hintergrund und Weißen Zeichen) </text:p>
          </table:table-cell>
          <table:table-cell/>
          <table:table-cell office:value-type="string" calcext:value-type="string">
            <text:p>1/5</text:p>
          </table:table-cell>
          <table:table-cell/>
          <table:table-cell office:value-type="string" calcext:value-type="string">
            <text:p>https://www.amazon.de/dp/B07V29SSVD?ref=ppx_yo2ov_dt_b_product_details&amp;th=1</text:p>
          </table:table-cell>
        </table:table-row>
        <table:table-row table:style-name="ro1">
          <table:table-cell office:value-type="string" calcext:value-type="string">
            <text:p>oder LCD grün</text:p>
          </table:table-cell>
          <table:table-cell office:value-type="string" calcext:value-type="string">
            <text:p>AZDelivery 5 x HD44780 16x2 LCD Modul Display Bundle mit I2C Schnittstelle 2x16 Zeichen kompatibel mit Arduino inklusive E-Book! (mit Grünem Hintergrund und Schwarzen Zeichen)</text:p>
          </table:table-cell>
          <table:table-cell/>
          <table:table-cell office:value-type="string" calcext:value-type="string">
            <text:p>1/5</text:p>
          </table:table-cell>
          <table:table-cell/>
          <table:table-cell office:value-type="string" calcext:value-type="string">
            <text:p>https://www.amazon.de/dp/B079SW5SYD?psc=1&amp;ref=ppx_yo2ov_dt_b_product_details</text:p>
          </table:table-cell>
        </table:table-row>
        <table:table-row table:style-name="ro1">
          <table:table-cell office:value-type="string" calcext:value-type="string">
            <text:p>USB-C Verschraubung</text:p>
          </table:table-cell>
          <table:table-cell office:value-type="string" calcext:value-type="string">
            <text:p>Greluma 5 Stk Wasserdichte Typ C Buchse, USB C Einbausteckverbinder mit Mutter Sicherungsplatte</text:p>
          </table:table-cell>
          <table:table-cell/>
          <table:table-cell office:value-type="string" calcext:value-type="string">
            <text:p>1/5</text:p>
          </table:table-cell>
          <table:table-cell/>
          <table:table-cell office:value-type="string" calcext:value-type="string">
            <text:p>https://www.amazon.de/dp/B0BX37L2V3?ref=ppx_yo2ov_dt_b_product_details&amp;th=1</text:p>
          </table:table-cell>
        </table:table-row>
        <table:table-row table:style-name="ro1">
          <table:table-cell office:value-type="string" calcext:value-type="string">
            <text:p>Schalter</text:p>
          </table:table-cell>
          <table:table-cell office:value-type="string" calcext:value-type="string">
            <text:p>QWORK 20Stk Mini Kippschalter SPST AC 125V 6A ON-ON 3 Pins 2 Position für Auto Arduino LKW Boot (MTS102)</text:p>
          </table:table-cell>
          <table:table-cell/>
          <table:table-cell office:value-type="string" calcext:value-type="string">
            <text:p>1/10</text:p>
          </table:table-cell>
          <table:table-cell/>
          <table:table-cell office:value-type="string" calcext:value-type="string">
            <text:p>https://www.amazon.de/dp/B0B56S4F1X?psc=1&amp;ref=ppx_yo2ov_dt_b_product_details</text:p>
          </table:table-cell>
        </table:table-row>
        <table:table-row table:style-name="ro1">
          <table:table-cell office:value-type="string" calcext:value-type="string">
            <text:p>Taster</text:p>
          </table:table-cell>
          <table:table-cell office:value-type="string" calcext:value-type="string">
            <text:p>Gebildet 24 Stücke 7mm Mini Momentan Druckknopf, SPST EIN-AUS 3V-6V-12V-24V-230V/1A, 2 Pin Runder Flachknopf-Drück Knöpfe für Modelleisenbahn-Hobby</text:p>
          </table:table-cell>
          <table:table-cell/>
          <table:table-cell office:value-type="string" calcext:value-type="string">
            <text:p>2/24</text:p>
          </table:table-cell>
          <table:table-cell/>
          <table:table-cell office:value-type="string" calcext:value-type="string">
            <text:p>https://www.amazon.de/dp/B07XRKN3F3?ref=ppx_yo2ov_dt_b_product_details&amp;th=1</text:p>
          </table:table-cell>
        </table:table-row>
        <table:table-row table:style-name="ro1">
          <table:table-cell table:style-name="ce1" office:value-type="string" calcext:value-type="string">
            <text:p>Sonsti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5 Schraub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Mut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 Schraub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 Mut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fleiste gerad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dara" svg:font-family="Candar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09:58:00.224573997</meta:creation-date>
    <dc:date>2023-11-12T10:37:18.850258164</dc:date>
    <meta:editing-duration>PT39M19S</meta:editing-duration>
    <meta:editing-cycles>1</meta:editing-cycles>
    <meta:document-statistic meta:table-count="1" meta:cell-count="132" meta:object-count="0"/>
    <meta:generator>LibreOffice/7.6.2.1$Linux_X86_64 LibreOffice_project/60$Build-1</meta:generator>
  </office:meta>
</office:document-meta>
</file>